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ndomer" svg:font-family="Andome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Обычный_20__28_веб_29_">
      <style:paragraph-properties fo:margin-left="0in" fo:margin-right="0in" fo:margin-top="0in" fo:margin-bottom="0in" loext:contextual-spacing="false" fo:text-align="start" style:justify-single-word="false" fo:text-indent="0in" style:auto-text-indent="false" style:vertical-align="baseline"/>
      <style:text-properties fo:color="#000000" style:font-name="Times New Roman" fo:language="uk" fo:country="UA" officeooo:paragraph-rsid="00020003"/>
    </style:style>
    <style:style style:name="P2" style:family="paragraph" style:parent-style-name="Text_20_body">
      <style:text-properties fo:font-size="10pt" style:font-size-asian="10pt" style:font-size-complex="10pt"/>
    </style:style>
    <style:style style:name="P3" style:family="paragraph" style:parent-style-name="Text_20_body">
      <style:text-properties fo:font-size="10pt" officeooo:paragraph-rsid="0004a33d" style:font-size-asian="10pt" style:font-size-complex="10pt"/>
    </style:style>
    <style:style style:name="P4" style:family="paragraph" style:parent-style-name="Text_20_body">
      <style:text-properties fo:font-size="10.5pt" style:font-size-asian="10.5pt" style:font-size-complex="10.5pt"/>
    </style:style>
    <style:style style:name="P5" style:family="paragraph" style:parent-style-name="Text_20_body">
      <style:text-properties fo:font-size="10.5pt" officeooo:paragraph-rsid="00043963" style:font-size-asian="10.5pt" style:font-size-complex="10.5pt"/>
    </style:style>
    <style:style style:name="P6" style:family="paragraph" style:parent-style-name="Text_20_body">
      <style:paragraph-properties fo:margin-left="0in" fo:margin-right="0in" fo:margin-top="0in" fo:margin-bottom="0in" loext:contextual-spacing="false" fo:text-align="start" style:justify-single-word="false" fo:text-indent="0in" style:auto-text-indent="false" style:vertical-align="baseline"/>
      <style:text-properties fo:color="#000000" style:font-name="Times New Roman" fo:language="uk" fo:country="UA" officeooo:paragraph-rsid="00020003"/>
    </style:style>
    <style:style style:name="P7" style:family="paragraph" style:parent-style-name="Text_20_body">
      <style:paragraph-properties fo:margin-left="0in" fo:margin-right="0in" fo:margin-top="0in" fo:margin-bottom="0in" loext:contextual-spacing="false" fo:text-align="start" style:justify-single-word="false" fo:text-indent="0in" style:auto-text-indent="false" style:vertical-align="baseline"/>
      <style:text-properties officeooo:paragraph-rsid="00020003"/>
    </style:style>
    <style:style style:name="T1" style:family="text">
      <style:text-properties officeooo:rsid="0002532e"/>
    </style:style>
    <style:style style:name="T2" style:family="text">
      <style:text-properties fo:color="#000000" style:font-name="Times New Roman" fo:language="uk" fo:country="UA"/>
    </style:style>
    <style:style style:name="T3" style:family="text">
      <style:text-properties fo:color="#000000" style:font-name="Times New Roman" fo:language="uk" fo:country="UA" officeooo:rsid="0004a33d"/>
    </style:style>
    <style:style style:name="T4" style:family="text">
      <style:text-properties fo:font-style="italic"/>
    </style:style>
    <style:style style:name="T5" style:family="text">
      <style:text-properties fo:font-style="italic" officeooo:rsid="0002532e"/>
    </style:style>
    <style:style style:name="T6" style:family="text">
      <style:text-properties fo:font-style="italic" officeooo:rsid="00043963"/>
    </style:style>
    <style:style style:name="T7" style:family="text">
      <style:text-properties officeooo:rsid="00043963"/>
    </style:style>
    <style:style style:name="T8" style:family="text">
      <style:text-properties officeooo:rsid="0004a33d"/>
    </style:style>
    <style:style style:name="T9" style:family="text">
      <style:text-properties fo:font-style="normal" style:font-style-asian="normal" style:font-style-complex="normal"/>
    </style:style>
    <style:style style:name="T10" style:family="text">
      <style:text-properties officeooo:rsid="00059e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Мовна агресія як антипод культури мовлення.</text:p>
      <text:p text:style-name="P6"/>
      <text:p text:style-name="P7"><text:bookmark text:name="708"/><text:span text:style-name="T2">Мовленнєва агресія, надзвичайно поширена сьогодні в різних видах спілкування, є серйозною перешкодою па шляху до ефективної комунікації. Термін "мовна агресія" в сучасних лінгвістичних і психологічних дослідженнях вживається стосовно до різноманітних мовни</text:span><text:span text:style-name="T3">х дій. </text:span><text:span text:style-name="T10">Під мовною</text:span> агресією розуміють: 1) грубе, образливе, образливе спілкування і 2) словесне вираження негативних емоцій, почуттів чи намірів в неприйнятною в даній мовної ситуації формі.</text:p>
      <text:p text:style-name="Text_20_body">Якщо мова йде про міжособистісн<text:span text:style-name="T7">е</text:span> спілкуванн<text:span text:style-name="T7">я</text:span>, то традиційно в ньому виділяють такі типи мовної агресії.</text:p>
      <text:p text:style-name="P2">1. <text:span text:style-name="T4">Образа -</text:span> це умисне приниження честі та гідності, виражене в непристойній формі. "(Ти - це) X", <text:span text:style-name="T10">X</text:span></text:p>
      <text:p text:style-name="P2">2. <text:span text:style-name="T4">Загроза.</text:span> "Якщо ти (не) зробиш X, то я зроблю тобі <text:span text:style-name="T10">Y</text:span>".</text:p>
      <text:p text:style-name="P2">3. <text:span text:style-name="T4">Груб</text:span><text:span text:style-name="T6">а</text:span><text:span text:style-name="T4"> вимога. </text:span>("Крокуй звідси!"; "Бач давай!", "Швидко почала відповідати!"; "Замовк і сі<text:span text:style-name="T7">в</text:span>!", "Швидко пішли!").</text:p>
      <text:p text:style-name="P2">4. <text:span text:style-name="T4">Груб</text:span><text:span text:style-name="T5">а</text:span><text:span text:style-name="T4"> відмов</text:span><text:span text:style-name="T5">а</text:span><text:span text:style-name="T4"> -</text:span> це виражен<text:span text:style-name="T1">а</text:span> в неналежній формі негативн<text:span text:style-name="T10">а</text:span> відповідь на прохання чи вимогу. ("Обійдешся!"; "Розбігся!"; "Відстань від мене!", "Тобі треба - ти і роби!").</text:p>
      <text:p text:style-name="P2">5. <text:span text:style-name="T4">Вороже зауваження. </text:span>("Не виношу тебе!"; "Твоя присутність мені огидно!"; "Ти мене б<text:span text:style-name="T8">ісиш</text:span>"...). Різновидом ворожого зауваження є <text:span text:style-name="T4">прокляття</text:span><text:span text:style-name="T9">.</text:span></text:p>
      <text:p text:style-name="P2">6. <text:span text:style-name="T4">Осуд</text:span><text:span text:style-name="T9">. </text:span>("Ти нагрубив мені!", "Ви хам<text:span text:style-name="T8">и</text:span>те!", "Ти зовсім з глузду з'їхав?!").</text:p>
      <text:p text:style-name="P2">7. <text:span text:style-name="T4">Насмішка</text:span> - це образлива жарт, висловлена в чиюсь адресу з метою сказати співрозмовнику неприємне, піддати його осміянню. <text:span text:style-name="T10">(</text:span>"Давайте послухаємо, що скаже найрозумніший з нас!"<text:span text:style-name="T10">)</text:span></text:p>
      <text:p text:style-name="P2">8. <text:span text:style-name="T4">Сварка -</text:span> це складний мовний жанр міжособистісного спілкування, в якому найбільшою мірою проявляється мовна агресія. <text:span text:style-name="T10">В</text:span>истоюється як діалог, в якому відбувається періодична зміна ролей мовця і слухача.</text:p>
      <text:p text:style-name="Text_20_body"><text:span text:style-name="T10">І</text:span>снує і масова мовна агресія, <text:span text:style-name="T10">окрім розглянутої міжособистісної.</text:span></text:p>
      <text:p text:style-name="Text_20_body">Особливим проявом мовної агресії <text:span text:style-name="T10">є </text:span>характерн<text:span text:style-name="T10">а</text:span> для ряду засобів масової інформації та деяких політиків <text:span text:style-name="T4">мова ворожнечі</text:span> (від англ. <text:span text:style-name="T4">Hate speech).</text:span></text:p>
      <text:p text:style-name="P2">Слід зазначити, що Комітет міністрів Ради Європи визначає мову ворожнечі як всі форми самовираження, які включають поширення, провокування, стимулювання або виправдання расової ненависті, ксенофобії, антисемітизму або інших видів ненависті на основі нетерпимості, включаючи нетерпимість у вигляді агресивного націоналізму або етноцентризму, дискримінації або ворожості <text:span text:style-name="T8">її </text:span>щодо меншин, мігрантів та осіб з емігрантськими корінням.</text:p>
      <text:p text:style-name="Text_20_body">Соціологи та лінгвісти виділяють різноманітні форми існування мови ворожнечі.</text:p>
      <text:p text:style-name="P4">1. Заклики до насильства (наприклад, проголошення насильства допустимим засобом, у тому числі у вигляді абстрактних закликів типу "Всіх хворих на СНІД - па безлюдний острів!").</text:p>
      <text:p text:style-name="P4">2. Заклики до дискримінації, в тому числі у вигляді загальних гасел (наприклад, "Геть гастарбайтерів! Робочі місця тільки для місцевих!").</text:p>
      <text:p text:style-name="P4">3. Завуальовані заклики до насильства і дискримінації ("Добре б зробити з тими-то те-то і те-то", "Давно пора...").</text:p>
      <text:p text:style-name="P4">4. Створення негативного образу етнічної, релігійної, вікової, тендерної, професійної тощо групи (пов'язане ні з конкретними звинуваченнями, а скоріше передано тоном тексту "Відомо, що блондинки не відрізняються високим рівнем інтелекту").</text:p>
      <text:p text:style-name="P4"><text:soft-page-break/>5. Виправдання історичних випадків насильства і дискримінації ("Турки різали вірмен в 1915 році в порядку самооборони").</text:p>
      <text:p text:style-name="P4">6. Публікації та висловлювання, піддають сумніву загальновизнані історичні факти насильства і дискримінації (наприклад, наявність або масштаби Голокосту).</text:p>
      <text:p text:style-name="P5">7. Твердження про різних типах неповноцінності тієї чи іншої соціальної або етнічної групи як такої ("негри дурні", "сільські жителі невиховані").</text:p>
      <text:p text:style-name="P5">8. Твердження про історичні злочини тієї чи іншої етнічної чи релігійної групи як такої ("поляки завжди готували провокації проти росіян").</text:p>
      <text:p text:style-name="P4">9. Твердження про кримінальність тієї чи іншої етнічної чи релігійної групи ("всі італійці - мафіозі").</text:p>
      <text:p text:style-name="P4">10. Твердження про моральні недоліки тієї чи іншої етнічної чи релігійної групи ("цигани - обманщики").</text:p>
      <text:p text:style-name="P4">11. Міркування про непропорційне перевагу тієї або іншої соціальної групи в матеріальному достатку, представництві у владних структурах, пресі і т.д.</text:p>
      <text:p text:style-name="P4">12. Звинувачення в негативному впливі тієї чи іншої етнічної або релігійної групи на суспільство та / або держава ("розмивання національної ідентичності", "мормони підривають православні підвалини російського суспільства").</text:p>
      <text:p text:style-name="P4">13. Згадка етнічної чи релігійної групи або се представників як таких в принизливому або образливому контексті.</text:p>
      <text:p text:style-name="P4">14. Цитування ксенофобних висловлювань і текстів без коментаря, визначального розмежування позицій інтерв'юйованого і журналіста.</text:p>
      <text:p text:style-name="Text_20_body"><text:span text:style-name="T8">І</text:span>снують <text:span text:style-name="T4">правила безконфліктної поведінки.</text:span></text:p>
      <text:p text:style-name="P2">не намагатися переробити співрозмовника під час розмови;</text:p>
      <text:p text:style-name="P2">намагатися подолати негативну установку стосовно співрозмовника; під час спілкування відволікатися від недоліків співрозмовника;</text:p>
      <text:p text:style-name="P2">пристосовуватися до співрозмовника (враховувати його настрій, рівень мовної підготовленості і т.п.).</text:p>
      <text:p text:style-name="Text_20_body">Існує безліч способів подолання мовної агресії в конкретних комунікативних актах.</text:p>
      <text:p text:style-name="P2"><text:span text:style-name="T4">Ігнорування.</text:span> "не помічати" ворожості з боку співрозмовника і не відповідати грубістю на грубість. Це може бути мовчання у відповідь на агресивну висловлювання або відмова від продовження спілкування.</text:p>
      <text:p text:style-name="P2"><text:span text:style-name="T4">Переключення уваги.</text:span> Корисно відвернути співрозмовника від його агресивного намір<text:span text:style-name="T8">у</text:span> або змінити його негативний емоційний стан, наприклад перевівши розмову на іншу тему.</text:p>
      <text:p text:style-name="P2"><text:span text:style-name="T4">Проектування позитивних якостей</text:span> "агресора". ("Ти ж дорослий, розважлива людина!", "Невже Ви могли сказати таке ?!", "Мені здавалося, що ти вчиниш по-іншому...").</text:p>
      <text:p text:style-name="P3"><text:span text:style-name="T4">Позитивні оціночні висловлювання.</text:span> ("молодець!", "розумниця!", "Минулого разу ви чудово впоралися з поставленим завданням, давайте цього разу зробимо ще краще!", "Мені подобається, як ти виконав це завдання").</text:p>
      <text:p text:style-name="P2"><text:span text:style-name="T4">Гумор.</text:span></text:p>
      <text:p text:style-name="P2"><text:span text:style-name="T4">Переконання.</text:span></text:p>
      <text:p text:style-name="Text_20_body">Таким чином, вербальна агресія як негативний спосіб комунікації має різноманітні форми існування від глузування та грубого відмови до політичних гасел і екстремістських закликів, - однак за довгу історію існування людство виробило і зброя протидії мовної агресії, користуватися яким можна, потрібно вчитися цьом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ndomer" svg:font-family="Andome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uk" fo:country="UA"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Обычный_20__28_веб_29_" style:display-name="Обычный (веб)" style:family="paragraph" style:parent-style-name="Standard">
      <style:paragraph-properties fo:margin-top="0.1945in" fo:margin-bottom="0.1945in" loext:contextual-spacing="false"/>
    </style:style>
    <style:style style:name="WW8Num2z0" style:family="text">
      <style:text-properties style:font-name="Times New Roman" fo:font-family="'Times New Roman'" style:font-family-generic="roman" style:font-pitch="variable" fo:language="uk" fo:country="UA"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weight-complex="bold"/>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22:47:59.696671069</meta:creation-date>
    <dc:date>2018-03-10T01:21:33.355396017</dc:date>
    <meta:editing-duration>PT7M53S</meta:editing-duration>
    <meta:editing-cycles>1</meta:editing-cycles>
    <meta:document-statistic meta:table-count="0" meta:image-count="0" meta:object-count="0" meta:page-count="2" meta:paragraph-count="41" meta:word-count="775" meta:character-count="5852" meta:non-whitespace-character-count="5118"/>
    <meta:generator>LibreOffice/5.4.5.1$Linux_X86_64 LibreOffice_project/40m0$Build-1</meta:generator>
  </office:meta>
</office:document-meta>
</file>